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office:value-type="string">
            <text:p>need to work on filmographies</text:p>
          </table:table-cell>
          <table:table-cell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tomcat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8/23/2012</text:date>, <text:time>19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8-23T19:02:20</dc:date>
    <meta:editing-duration>P1DT2H50M43S</meta:editing-duration>
    <meta:editing-cycles>114</meta:editing-cycles>
    <meta:generator>LibreOffice/3.3$Unix LibreOffice_project/330m19$Build-401</meta:generator>
    <dc:creator>Tyler Hayes</dc:creator>
    <meta:document-statistic meta:table-count="3" meta:cell-count="474" meta:object-count="0"/>
    <meta:user-defined meta:name="Info 1"/>
    <meta:user-defined meta:name="Info 2"/>
    <meta:user-defined meta:name="Info 3"/>
    <meta:user-defined meta:name="Info 4"/>
  </office:meta>
</office:document-meta>
</file>